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4335in"/>
    </style:style>
    <style:style style:name="co9" style:family="table-column">
      <style:table-column-properties fo:break-before="auto" style:column-width="0.9228in"/>
    </style:style>
    <style:style style:name="co10" style:family="table-column">
      <style:table-column-properties fo:break-before="auto" style:column-width="0.9665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5126in"/>
    </style:style>
    <style:style style:name="co13" style:family="table-column">
      <style:table-column-properties fo:break-before="auto" style:column-width="1.002in"/>
    </style:style>
    <style:style style:name="co14" style:family="table-column">
      <style:table-column-properties fo:break-before="auto" style:column-width="1.0457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4" table:visibility="collapse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4" table:visibility="collapse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4" table:visibility="collapse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4" table:visibility="collapse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4" table:visibility="collapse" table:number-columns-repeated="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row table:style-name="ro1">
          <table:table-cell office:value-type="string">
            <text:p>service</text:p>
          </table:table-cell>
          <table:table-cell office:value-type="string">
            <text:p>total-duration-1</text:p>
          </table:table-cell>
          <table:table-cell office:value-type="string">
            <text:p>avg-align-duration-1</text:p>
          </table:table-cell>
          <table:table-cell office:value-type="string">
            <text:p>started_at-1</text:p>
          </table:table-cell>
          <table:table-cell office:value-type="string">
            <text:p>finished_at-1</text:p>
          </table:table-cell>
          <table:table-cell office:value-type="string">
            <text:p>avg-score-1</text:p>
          </table:table-cell>
          <table:table-cell office:value-type="string">
            <text:p>avg-length-1</text:p>
          </table:table-cell>
          <table:table-cell office:value-type="string">
            <text:p>total-duration-20</text:p>
          </table:table-cell>
          <table:table-cell office:value-type="string">
            <text:p>avg-align-duration-20</text:p>
          </table:table-cell>
          <table:table-cell office:value-type="string">
            <text:p>started_at-20</text:p>
          </table:table-cell>
          <table:table-cell office:value-type="string">
            <text:p>finished_at-20</text:p>
          </table:table-cell>
          <table:table-cell office:value-type="string">
            <text:p>avg-score-20</text:p>
          </table:table-cell>
          <table:table-cell office:value-type="string">
            <text:p>avg-length-20</text:p>
          </table:table-cell>
          <table:table-cell office:value-type="string">
            <text:p>total-duration-40</text:p>
          </table:table-cell>
          <table:table-cell office:value-type="string">
            <text:p>avg-align-duration-40</text:p>
          </table:table-cell>
          <table:table-cell office:value-type="string">
            <text:p>started_at-40</text:p>
          </table:table-cell>
          <table:table-cell office:value-type="string">
            <text:p>finished_at-40</text:p>
          </table:table-cell>
          <table:table-cell office:value-type="string">
            <text:p>avg-score-40</text:p>
          </table:table-cell>
          <table:table-cell office:value-type="string">
            <text:p>avg-length-40</text:p>
          </table:table-cell>
          <table:table-cell office:value-type="string">
            <text:p>total-duration-60</text:p>
          </table:table-cell>
          <table:table-cell office:value-type="string">
            <text:p>avg-align-duration-60</text:p>
          </table:table-cell>
          <table:table-cell office:value-type="string">
            <text:p>started_at-60</text:p>
          </table:table-cell>
          <table:table-cell office:value-type="string">
            <text:p>finished_at-60</text:p>
          </table:table-cell>
          <table:table-cell office:value-type="string">
            <text:p>avg-score-60</text:p>
          </table:table-cell>
          <table:table-cell office:value-type="string">
            <text:p>avg-length-60</text:p>
          </table:table-cell>
          <table:table-cell office:value-type="string">
            <text:p>total-duration-80</text:p>
          </table:table-cell>
          <table:table-cell office:value-type="string">
            <text:p>avg-align-duration-80</text:p>
          </table:table-cell>
          <table:table-cell office:value-type="string">
            <text:p>started_at-80</text:p>
          </table:table-cell>
          <table:table-cell office:value-type="string">
            <text:p>finished_at-80</text:p>
          </table:table-cell>
          <table:table-cell office:value-type="string">
            <text:p>avg-score-80</text:p>
          </table:table-cell>
          <table:table-cell office:value-type="string">
            <text:p>avg-length-80</text:p>
          </table:table-cell>
          <table:table-cell office:value-type="string">
            <text:p>total-duration-100</text:p>
          </table:table-cell>
          <table:table-cell office:value-type="string">
            <text:p>avg-align-duration-100</text:p>
          </table:table-cell>
          <table:table-cell office:value-type="string">
            <text:p>started_at-100</text:p>
          </table:table-cell>
          <table:table-cell office:value-type="string">
            <text:p>finished_at-100</text:p>
          </table:table-cell>
          <table:table-cell office:value-type="string">
            <text:p>avg-score-100</text:p>
          </table:table-cell>
          <table:table-cell office:value-type="string">
            <text:p>avg-length-100</text:p>
          </table:table-cell>
        </table:table-row>
        <table:table-row table:style-name="ro1">
          <table:table-cell office:value-type="string">
            <text:p>faas-1024</text:p>
          </table:table-cell>
          <table:table-cell office:value-type="string">
            <text:p>00:01:49</text:p>
          </table:table-cell>
          <table:table-cell office:value-type="string">
            <text:p>0:1:49</text:p>
          </table:table-cell>
          <table:table-cell office:value-type="string">
            <text:p>2022-01-22 10:38:12.132437</text:p>
          </table:table-cell>
          <table:table-cell office:value-type="string">
            <text:p>2022-01-22 10:40:01.329009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50</text:p>
          </table:table-cell>
          <table:table-cell office:value-type="string">
            <text:p>0:1:45</text:p>
          </table:table-cell>
          <table:table-cell office:value-type="string">
            <text:p>2022-01-22 10:15:48.587183</text:p>
          </table:table-cell>
          <table:table-cell office:value-type="string">
            <text:p>2022-01-22 10:17:38.181029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1:52</text:p>
          </table:table-cell>
          <table:table-cell office:value-type="string">
            <text:p>0:1:46</text:p>
          </table:table-cell>
          <table:table-cell office:value-type="string">
            <text:p>2022-01-22 10:24:21.720877</text:p>
          </table:table-cell>
          <table:table-cell office:value-type="string">
            <text:p>2022-01-22 10:26:13.503106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1:54</text:p>
          </table:table-cell>
          <table:table-cell office:value-type="string">
            <text:p>0:1:46</text:p>
          </table:table-cell>
          <table:table-cell office:value-type="string">
            <text:p>2022-01-22 10:39:49.191292</text:p>
          </table:table-cell>
          <table:table-cell office:value-type="string">
            <text:p>2022-01-22 10:41:43.437869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1:55</text:p>
          </table:table-cell>
          <table:table-cell office:value-type="string">
            <text:p>0:1:47</text:p>
          </table:table-cell>
          <table:table-cell office:value-type="string">
            <text:p>2022-01-22 10:44:10.454081</text:p>
          </table:table-cell>
          <table:table-cell office:value-type="string">
            <text:p>2022-01-22 10:46:05.563218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1:55</text:p>
          </table:table-cell>
          <table:table-cell office:value-type="string">
            <text:p>0:1:46</text:p>
          </table:table-cell>
          <table:table-cell office:value-type="string">
            <text:p>2022-01-22 10:48:33.206972</text:p>
          </table:table-cell>
          <table:table-cell office:value-type="string">
            <text:p>2022-01-22 10:50:28.868442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faas-1536</text:p>
          </table:table-cell>
          <table:table-cell office:value-type="string">
            <text:p>00:01:10</text:p>
          </table:table-cell>
          <table:table-cell office:value-type="string">
            <text:p>0:1:10</text:p>
          </table:table-cell>
          <table:table-cell office:value-type="string">
            <text:p>2022-01-22 11:36:43.714096</text:p>
          </table:table-cell>
          <table:table-cell office:value-type="string">
            <text:p>2022-01-22 11:37:53.727852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15</text:p>
          </table:table-cell>
          <table:table-cell office:value-type="string">
            <text:p>0:1:9</text:p>
          </table:table-cell>
          <table:table-cell office:value-type="string">
            <text:p>2022-01-22 11:40:09.186206</text:p>
          </table:table-cell>
          <table:table-cell office:value-type="string">
            <text:p>2022-01-22 11:41:24.016623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1:18</text:p>
          </table:table-cell>
          <table:table-cell office:value-type="string">
            <text:p>0:1:11</text:p>
          </table:table-cell>
          <table:table-cell office:value-type="string">
            <text:p>2022-01-22 11:46:34.948069</text:p>
          </table:table-cell>
          <table:table-cell office:value-type="string">
            <text:p>2022-01-22 11:47:52.344203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1:18</text:p>
          </table:table-cell>
          <table:table-cell office:value-type="string">
            <text:p>0:1:11</text:p>
          </table:table-cell>
          <table:table-cell office:value-type="string">
            <text:p>2022-01-22 10:52:55.103244</text:p>
          </table:table-cell>
          <table:table-cell office:value-type="string">
            <text:p>2022-01-22 10:54:13.712927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1:18</text:p>
          </table:table-cell>
          <table:table-cell office:value-type="string">
            <text:p>0:1:11</text:p>
          </table:table-cell>
          <table:table-cell office:value-type="string">
            <text:p>2022-01-22 10:59:23.676536</text:p>
          </table:table-cell>
          <table:table-cell office:value-type="string">
            <text:p>2022-01-22 11:00:41.975535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1:18</text:p>
          </table:table-cell>
          <table:table-cell office:value-type="string">
            <text:p>0:1:11</text:p>
          </table:table-cell>
          <table:table-cell office:value-type="string">
            <text:p>2022-01-22 11:05:54.606854</text:p>
          </table:table-cell>
          <table:table-cell office:value-type="string">
            <text:p>2022-01-22 11:07:12.499623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faas-2048</text:p>
          </table:table-cell>
          <table:table-cell office:value-type="string">
            <text:p>00:01:02</text:p>
          </table:table-cell>
          <table:table-cell office:value-type="string">
            <text:p>0:1:2</text:p>
          </table:table-cell>
          <table:table-cell office:value-type="string">
            <text:p>2022-01-22 11:37:20.281870</text:p>
          </table:table-cell>
          <table:table-cell office:value-type="string">
            <text:p>2022-01-22 11:38:22.544914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04</text:p>
          </table:table-cell>
          <table:table-cell office:value-type="string">
            <text:p>0:1:1</text:p>
          </table:table-cell>
          <table:table-cell office:value-type="string">
            <text:p>2022-01-22 11:39:31.962829</text:p>
          </table:table-cell>
          <table:table-cell office:value-type="string">
            <text:p>2022-01-22 11:40:35.694257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1:04</text:p>
          </table:table-cell>
          <table:table-cell office:value-type="string">
            <text:p>0:1:0</text:p>
          </table:table-cell>
          <table:table-cell office:value-type="string">
            <text:p>2022-01-22 11:43:49.774890</text:p>
          </table:table-cell>
          <table:table-cell office:value-type="string">
            <text:p>2022-01-22 11:44:53.479570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1:07</text:p>
          </table:table-cell>
          <table:table-cell office:value-type="string">
            <text:p>0:1:0</text:p>
          </table:table-cell>
          <table:table-cell office:value-type="string">
            <text:p>2022-01-22 11:12:23.923147</text:p>
          </table:table-cell>
          <table:table-cell office:value-type="string">
            <text:p>2022-01-22 11:13:30.603299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1:05</text:p>
          </table:table-cell>
          <table:table-cell office:value-type="string">
            <text:p>0:1:0</text:p>
          </table:table-cell>
          <table:table-cell office:value-type="string">
            <text:p>2022-01-22 11:21:00.376712</text:p>
          </table:table-cell>
          <table:table-cell office:value-type="string">
            <text:p>2022-01-22 11:22:05.988758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1:07</text:p>
          </table:table-cell>
          <table:table-cell office:value-type="string">
            <text:p>0:1:0</text:p>
          </table:table-cell>
          <table:table-cell office:value-type="string">
            <text:p>2022-01-22 11:29:39.360840</text:p>
          </table:table-cell>
          <table:table-cell office:value-type="string">
            <text:p>2022-01-22 11:30:46.328838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faas-2560</text:p>
          </table:table-cell>
          <table:table-cell office:value-type="string">
            <text:p>00:01:01</text:p>
          </table:table-cell>
          <table:table-cell office:value-type="string">
            <text:p>0:1:0</text:p>
          </table:table-cell>
          <table:table-cell office:value-type="string">
            <text:p>2022-01-22 11:42:20.204732</text:p>
          </table:table-cell>
          <table:table-cell office:value-type="string">
            <text:p>2022-01-22 11:43:21.195608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04</text:p>
          </table:table-cell>
          <table:table-cell office:value-type="string">
            <text:p>0:1:0</text:p>
          </table:table-cell>
          <table:table-cell office:value-type="string">
            <text:p>2022-01-22 11:43:44.542568</text:p>
          </table:table-cell>
          <table:table-cell office:value-type="string">
            <text:p>2022-01-22 11:44:48.852562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1:04</text:p>
          </table:table-cell>
          <table:table-cell office:value-type="string">
            <text:p>0:1:0</text:p>
          </table:table-cell>
          <table:table-cell office:value-type="string">
            <text:p>2022-01-22 12:06:21.391907</text:p>
          </table:table-cell>
          <table:table-cell office:value-type="string">
            <text:p>2022-01-22 12:07:25.760974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1:05</text:p>
          </table:table-cell>
          <table:table-cell office:value-type="string">
            <text:p>0:1:1</text:p>
          </table:table-cell>
          <table:table-cell office:value-type="string">
            <text:p>2022-01-22 12:09:26.044920</text:p>
          </table:table-cell>
          <table:table-cell office:value-type="string">
            <text:p>2022-01-22 12:10:31.235952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1:05</text:p>
          </table:table-cell>
          <table:table-cell office:value-type="string">
            <text:p>0:1:0</text:p>
          </table:table-cell>
          <table:table-cell office:value-type="string">
            <text:p>2022-01-22 12:12:32.343925</text:p>
          </table:table-cell>
          <table:table-cell office:value-type="string">
            <text:p>2022-01-22 12:13:37.918725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1:07</text:p>
          </table:table-cell>
          <table:table-cell office:value-type="string">
            <text:p>0:1:0</text:p>
          </table:table-cell>
          <table:table-cell office:value-type="string">
            <text:p>2022-01-22 12:15:39.211889</text:p>
          </table:table-cell>
          <table:table-cell office:value-type="string">
            <text:p>2022-01-22 12:16:46.236555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faas-3072</text:p>
          </table:table-cell>
          <table:table-cell office:value-type="string">
            <text:p>00:01:02</text:p>
          </table:table-cell>
          <table:table-cell office:value-type="string">
            <text:p>0:1:1</text:p>
          </table:table-cell>
          <table:table-cell office:value-type="string">
            <text:p>2022-01-22 11:45:42.632427</text:p>
          </table:table-cell>
          <table:table-cell office:value-type="string">
            <text:p>2022-01-22 11:46:44.472736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06</text:p>
          </table:table-cell>
          <table:table-cell office:value-type="string">
            <text:p>0:1:1</text:p>
          </table:table-cell>
          <table:table-cell office:value-type="string">
            <text:p>2022-01-22 11:48:54.642072</text:p>
          </table:table-cell>
          <table:table-cell office:value-type="string">
            <text:p>2022-01-22 11:50:00.057060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1:06</text:p>
          </table:table-cell>
          <table:table-cell office:value-type="string">
            <text:p>0:0:58</text:p>
          </table:table-cell>
          <table:table-cell office:value-type="string">
            <text:p>2022-01-22 11:52:08.832251</text:p>
          </table:table-cell>
          <table:table-cell office:value-type="string">
            <text:p>2022-01-22 11:53:14.038849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1:07</text:p>
          </table:table-cell>
          <table:table-cell office:value-type="string">
            <text:p>0:0:58</text:p>
          </table:table-cell>
          <table:table-cell office:value-type="string">
            <text:p>2022-01-22 11:55:25.870708</text:p>
          </table:table-cell>
          <table:table-cell office:value-type="string">
            <text:p>2022-01-22 11:56:32.023888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1:06</text:p>
          </table:table-cell>
          <table:table-cell office:value-type="string">
            <text:p>0:0:58</text:p>
          </table:table-cell>
          <table:table-cell office:value-type="string">
            <text:p>2022-01-22 11:58:42.252725</text:p>
          </table:table-cell>
          <table:table-cell office:value-type="string">
            <text:p>2022-01-22 11:59:48.238692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1:07</text:p>
          </table:table-cell>
          <table:table-cell office:value-type="string">
            <text:p>0:0:59</text:p>
          </table:table-cell>
          <table:table-cell office:value-type="string">
            <text:p>2022-01-22 12:01:59.947373</text:p>
          </table:table-cell>
          <table:table-cell office:value-type="string">
            <text:p>2022-01-22 12:03:06.473252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c5a.2xlarge</text:p>
          </table:table-cell>
          <table:table-cell office:value-type="string">
            <text:p>00:00:48</text:p>
          </table:table-cell>
          <table:table-cell office:value-type="string">
            <text:p>0:0:47</text:p>
          </table:table-cell>
          <table:table-cell office:value-type="string">
            <text:p>2022-01-22 01:17:27.755212</text:p>
          </table:table-cell>
          <table:table-cell office:value-type="string">
            <text:p>2022-01-22 01:18:15.291881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3:08</text:p>
          </table:table-cell>
          <table:table-cell office:value-type="string">
            <text:p>0:1:5</text:p>
          </table:table-cell>
          <table:table-cell office:value-type="string">
            <text:p>2022-01-22 01:22:12.823172</text:p>
          </table:table-cell>
          <table:table-cell office:value-type="string">
            <text:p>2022-01-22 01:25:20.728417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5:56</text:p>
          </table:table-cell>
          <table:table-cell office:value-type="string">
            <text:p>0:1:10</text:p>
          </table:table-cell>
          <table:table-cell office:value-type="string">
            <text:p>2022-01-22 01:28:38.693430</text:p>
          </table:table-cell>
          <table:table-cell office:value-type="string">
            <text:p>2022-01-22 01:34:34.297657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9:39</text:p>
          </table:table-cell>
          <table:table-cell office:value-type="string">
            <text:p>0:1:13</text:p>
          </table:table-cell>
          <table:table-cell office:value-type="string">
            <text:p>2022-01-22 01:38:27.907862</text:p>
          </table:table-cell>
          <table:table-cell office:value-type="string">
            <text:p>2022-01-22 01:48:06.107918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11:54</text:p>
          </table:table-cell>
          <table:table-cell office:value-type="string">
            <text:p>0:1:10</text:p>
          </table:table-cell>
          <table:table-cell office:value-type="string">
            <text:p>2022-01-22 01:51:54.147422</text:p>
          </table:table-cell>
          <table:table-cell office:value-type="string">
            <text:p>2022-01-22 02:03:48.113029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15:48</text:p>
          </table:table-cell>
          <table:table-cell office:value-type="string">
            <text:p>0:1:13</text:p>
          </table:table-cell>
          <table:table-cell office:value-type="string">
            <text:p>2022-01-22 02:07:35.975937</text:p>
          </table:table-cell>
          <table:table-cell office:value-type="string">
            <text:p>2022-01-22 02:23:23.168956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c5a.4xlarge</text:p>
          </table:table-cell>
          <table:table-cell office:value-type="string">
            <text:p>00:00:44</text:p>
          </table:table-cell>
          <table:table-cell office:value-type="string">
            <text:p>0:0:44</text:p>
          </table:table-cell>
          <table:table-cell office:value-type="string">
            <text:p>2022-01-22 08:37:18.046415</text:p>
          </table:table-cell>
          <table:table-cell office:value-type="string">
            <text:p>2022-01-22 08:38:02.448354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55</text:p>
          </table:table-cell>
          <table:table-cell office:value-type="string">
            <text:p>0:1:5</text:p>
          </table:table-cell>
          <table:table-cell office:value-type="string">
            <text:p>2022-01-22 08:41:48.948339</text:p>
          </table:table-cell>
          <table:table-cell office:value-type="string">
            <text:p>2022-01-22 08:43:43.967863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3:29</text:p>
          </table:table-cell>
          <table:table-cell office:value-type="string">
            <text:p>0:1:13</text:p>
          </table:table-cell>
          <table:table-cell office:value-type="string">
            <text:p>2022-01-22 08:47:29.347069</text:p>
          </table:table-cell>
          <table:table-cell office:value-type="string">
            <text:p>2022-01-22 08:50:58.115369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4:54</text:p>
          </table:table-cell>
          <table:table-cell office:value-type="string">
            <text:p>0:1:10</text:p>
          </table:table-cell>
          <table:table-cell office:value-type="string">
            <text:p>2022-01-22 08:54:41.345956</text:p>
          </table:table-cell>
          <table:table-cell office:value-type="string">
            <text:p>2022-01-22 08:59:35.607887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6:43</text:p>
          </table:table-cell>
          <table:table-cell office:value-type="string">
            <text:p>0:1:15</text:p>
          </table:table-cell>
          <table:table-cell office:value-type="string">
            <text:p>2022-01-22 09:02:46.957280</text:p>
          </table:table-cell>
          <table:table-cell office:value-type="string">
            <text:p>2022-01-22 09:09:29.209819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8:04</text:p>
          </table:table-cell>
          <table:table-cell office:value-type="string">
            <text:p>0:1:11</text:p>
          </table:table-cell>
          <table:table-cell office:value-type="string">
            <text:p>2022-01-22 09:12:58.840603</text:p>
          </table:table-cell>
          <table:table-cell office:value-type="string">
            <text:p>2022-01-22 09:21:02.051217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c5a.8xlarge</text:p>
          </table:table-cell>
          <table:table-cell office:value-type="string">
            <text:p>00:00:45</text:p>
          </table:table-cell>
          <table:table-cell office:value-type="string">
            <text:p>0:0:44</text:p>
          </table:table-cell>
          <table:table-cell office:value-type="string">
            <text:p>2022-01-22 10:28:12.384153</text:p>
          </table:table-cell>
          <table:table-cell office:value-type="string">
            <text:p>2022-01-22 10:28:57.098008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00</text:p>
          </table:table-cell>
          <table:table-cell office:value-type="string">
            <text:p>0:0:49</text:p>
          </table:table-cell>
          <table:table-cell office:value-type="string">
            <text:p>2022-01-22 10:32:24.059023</text:p>
          </table:table-cell>
          <table:table-cell office:value-type="string">
            <text:p>2022-01-22 10:33:24.983856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2:00</text:p>
          </table:table-cell>
          <table:table-cell office:value-type="string">
            <text:p>0:1:8</text:p>
          </table:table-cell>
          <table:table-cell office:value-type="string">
            <text:p>2022-01-22 10:37:23.095410</text:p>
          </table:table-cell>
          <table:table-cell office:value-type="string">
            <text:p>2022-01-22 10:39:23.713386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2:29</text:p>
          </table:table-cell>
          <table:table-cell office:value-type="string">
            <text:p>0:1:11</text:p>
          </table:table-cell>
          <table:table-cell office:value-type="string">
            <text:p>2022-01-22 10:43:20.789541</text:p>
          </table:table-cell>
          <table:table-cell office:value-type="string">
            <text:p>2022-01-22 10:45:49.753553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3:07</text:p>
          </table:table-cell>
          <table:table-cell office:value-type="string">
            <text:p>0:1:5</text:p>
          </table:table-cell>
          <table:table-cell office:value-type="string">
            <text:p>2022-01-22 10:48:54.525935</text:p>
          </table:table-cell>
          <table:table-cell office:value-type="string">
            <text:p>2022-01-22 10:52:01.441854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4:24</text:p>
          </table:table-cell>
          <table:table-cell office:value-type="string">
            <text:p>0:1:11</text:p>
          </table:table-cell>
          <table:table-cell office:value-type="string">
            <text:p>2022-01-22 10:55:50.882610</text:p>
          </table:table-cell>
          <table:table-cell office:value-type="string">
            <text:p>2022-01-22 11:00:14.865256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c6g.2xlarge</text:p>
          </table:table-cell>
          <table:table-cell office:value-type="string">
            <text:p>00:00:54</text:p>
          </table:table-cell>
          <table:table-cell office:value-type="string">
            <text:p>0:0:53</text:p>
          </table:table-cell>
          <table:table-cell office:value-type="string">
            <text:p>2022-01-22 08:42:39.818191</text:p>
          </table:table-cell>
          <table:table-cell office:value-type="string">
            <text:p>2022-01-22 08:43:33.507182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2:57</text:p>
          </table:table-cell>
          <table:table-cell office:value-type="string">
            <text:p>0:0:58</text:p>
          </table:table-cell>
          <table:table-cell office:value-type="string">
            <text:p>2022-01-22 08:46:56.446043</text:p>
          </table:table-cell>
          <table:table-cell office:value-type="string">
            <text:p>2022-01-22 08:49:53.109758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4:28</text:p>
          </table:table-cell>
          <table:table-cell office:value-type="string">
            <text:p>0:0:53</text:p>
          </table:table-cell>
          <table:table-cell office:value-type="string">
            <text:p>2022-01-22 08:53:27.679272</text:p>
          </table:table-cell>
          <table:table-cell office:value-type="string">
            <text:p>2022-01-22 08:57:55.378385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7:07</text:p>
          </table:table-cell>
          <table:table-cell office:value-type="string">
            <text:p>0:0:52</text:p>
          </table:table-cell>
          <table:table-cell office:value-type="string">
            <text:p>2022-01-22 09:02:08.288176</text:p>
          </table:table-cell>
          <table:table-cell office:value-type="string">
            <text:p>2022-01-22 09:09:15.430863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9:56</text:p>
          </table:table-cell>
          <table:table-cell office:value-type="string">
            <text:p>0:0:59</text:p>
          </table:table-cell>
          <table:table-cell office:value-type="string">
            <text:p>2022-01-22 09:12:46.110094</text:p>
          </table:table-cell>
          <table:table-cell office:value-type="string">
            <text:p>2022-01-22 09:22:42.232134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11:32</text:p>
          </table:table-cell>
          <table:table-cell office:value-type="string">
            <text:p>0:0:52</text:p>
          </table:table-cell>
          <table:table-cell office:value-type="string">
            <text:p>2022-01-22 09:26:04.142425</text:p>
          </table:table-cell>
          <table:table-cell office:value-type="string">
            <text:p>2022-01-22 09:37:36.686275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c6g.4xlarge</text:p>
          </table:table-cell>
          <table:table-cell office:value-type="string">
            <text:p>00:00:54</text:p>
          </table:table-cell>
          <table:table-cell office:value-type="string">
            <text:p>0:0:53</text:p>
          </table:table-cell>
          <table:table-cell office:value-type="string">
            <text:p>2022-01-22 09:29:32.891320</text:p>
          </table:table-cell>
          <table:table-cell office:value-type="string">
            <text:p>2022-01-22 09:30:26.012377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1:48</text:p>
          </table:table-cell>
          <table:table-cell office:value-type="string">
            <text:p>0:0:53</text:p>
          </table:table-cell>
          <table:table-cell office:value-type="string">
            <text:p>2022-01-22 09:33:51.869424</text:p>
          </table:table-cell>
          <table:table-cell office:value-type="string">
            <text:p>2022-01-22 09:35:39.645930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2:41</text:p>
          </table:table-cell>
          <table:table-cell office:value-type="string">
            <text:p>0:0:53</text:p>
          </table:table-cell>
          <table:table-cell office:value-type="string">
            <text:p>2022-01-22 09:38:52.391559</text:p>
          </table:table-cell>
          <table:table-cell office:value-type="string">
            <text:p>2022-01-22 09:41:33.127806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3:36</text:p>
          </table:table-cell>
          <table:table-cell office:value-type="string">
            <text:p>0:0:53</text:p>
          </table:table-cell>
          <table:table-cell office:value-type="string">
            <text:p>2022-01-22 09:44:42.993242</text:p>
          </table:table-cell>
          <table:table-cell office:value-type="string">
            <text:p>2022-01-22 09:48:18.796419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4:29</text:p>
          </table:table-cell>
          <table:table-cell office:value-type="string">
            <text:p>0:0:53</text:p>
          </table:table-cell>
          <table:table-cell office:value-type="string">
            <text:p>2022-01-22 09:52:14.962978</text:p>
          </table:table-cell>
          <table:table-cell office:value-type="string">
            <text:p>2022-01-22 09:56:43.823378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6:14</text:p>
          </table:table-cell>
          <table:table-cell office:value-type="string">
            <text:p>0:0:53</text:p>
          </table:table-cell>
          <table:table-cell office:value-type="string">
            <text:p>2022-01-22 10:00:43.618310</text:p>
          </table:table-cell>
          <table:table-cell office:value-type="string">
            <text:p>2022-01-22 10:06:57.035998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c6g.8xlarge</text:p>
          </table:table-cell>
          <table:table-cell office:value-type="string">
            <text:p>00:00:54</text:p>
          </table:table-cell>
          <table:table-cell office:value-type="string">
            <text:p>0:0:53</text:p>
          </table:table-cell>
          <table:table-cell office:value-type="string">
            <text:p>2022-01-22 11:32:46.384501</text:p>
          </table:table-cell>
          <table:table-cell office:value-type="string">
            <text:p>2022-01-22 11:33:40.331888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0:54</text:p>
          </table:table-cell>
          <table:table-cell office:value-type="string">
            <text:p>0:0:52</text:p>
          </table:table-cell>
          <table:table-cell office:value-type="string">
            <text:p>2022-01-22 11:36:52.701819</text:p>
          </table:table-cell>
          <table:table-cell office:value-type="string">
            <text:p>2022-01-22 11:37:46.206328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1:48</text:p>
          </table:table-cell>
          <table:table-cell office:value-type="string">
            <text:p>0:0:53</text:p>
          </table:table-cell>
          <table:table-cell office:value-type="string">
            <text:p>2022-01-22 11:41:13.491210</text:p>
          </table:table-cell>
          <table:table-cell office:value-type="string">
            <text:p>2022-01-22 11:43:01.157759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01:48</text:p>
          </table:table-cell>
          <table:table-cell office:value-type="string">
            <text:p>0:0:53</text:p>
          </table:table-cell>
          <table:table-cell office:value-type="string">
            <text:p>2022-01-22 11:47:01.679724</text:p>
          </table:table-cell>
          <table:table-cell office:value-type="string">
            <text:p>2022-01-22 11:48:49.367402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02:42</text:p>
          </table:table-cell>
          <table:table-cell office:value-type="string">
            <text:p>0:0:53</text:p>
          </table:table-cell>
          <table:table-cell office:value-type="string">
            <text:p>2022-01-22 11:51:57.507869</text:p>
          </table:table-cell>
          <table:table-cell office:value-type="string">
            <text:p>2022-01-22 11:54:39.543438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03:35</text:p>
          </table:table-cell>
          <table:table-cell office:value-type="string">
            <text:p>0:0:53</text:p>
          </table:table-cell>
          <table:table-cell office:value-type="string">
            <text:p>2022-01-22 11:58:33.010810</text:p>
          </table:table-cell>
          <table:table-cell office:value-type="string">
            <text:p>2022-01-22 12:02:08.855373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t3a.xlarge</text:p>
          </table:table-cell>
          <table:table-cell office:value-type="string">
            <text:p>00:01:08</text:p>
          </table:table-cell>
          <table:table-cell office:value-type="string">
            <text:p>0:1:7</text:p>
          </table:table-cell>
          <table:table-cell office:value-type="string">
            <text:p>2022-01-21 22:30:41.687157</text:p>
          </table:table-cell>
          <table:table-cell office:value-type="string">
            <text:p>2022-01-21 22:31:49.228220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8:32</text:p>
          </table:table-cell>
          <table:table-cell office:value-type="string">
            <text:p>0:1:41</text:p>
          </table:table-cell>
          <table:table-cell office:value-type="string">
            <text:p>2022-01-21 22:35:36.025877</text:p>
          </table:table-cell>
          <table:table-cell office:value-type="string">
            <text:p>2022-01-21 22:44:08.064576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17:26</text:p>
          </table:table-cell>
          <table:table-cell office:value-type="string">
            <text:p>0:1:43</text:p>
          </table:table-cell>
          <table:table-cell office:value-type="string">
            <text:p>2022-01-21 22:47:56.233130</text:p>
          </table:table-cell>
          <table:table-cell office:value-type="string">
            <text:p>2022-01-21 23:05:22.342925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26:06</text:p>
          </table:table-cell>
          <table:table-cell office:value-type="string">
            <text:p>0:1:43</text:p>
          </table:table-cell>
          <table:table-cell office:value-type="string">
            <text:p>2022-01-21 23:09:44.092360</text:p>
          </table:table-cell>
          <table:table-cell office:value-type="string">
            <text:p>2022-01-21 23:35:50.226218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34:01</text:p>
          </table:table-cell>
          <table:table-cell office:value-type="string">
            <text:p>0:1:41</text:p>
          </table:table-cell>
          <table:table-cell office:value-type="string">
            <text:p>2022-01-21 23:39:37.713822</text:p>
          </table:table-cell>
          <table:table-cell office:value-type="string">
            <text:p>2022-01-22 00:13:38.583871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43:07</text:p>
          </table:table-cell>
          <table:table-cell office:value-type="string">
            <text:p>0:1:42</text:p>
          </table:table-cell>
          <table:table-cell office:value-type="string">
            <text:p>2022-01-22 00:17:56.565400</text:p>
          </table:table-cell>
          <table:table-cell office:value-type="string">
            <text:p>2022-01-22 01:01:03.722579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ondemand-t4g.xlarge</text:p>
          </table:table-cell>
          <table:table-cell office:value-type="string">
            <text:p>00:00:55</text:p>
          </table:table-cell>
          <table:table-cell office:value-type="string">
            <text:p>0:0:54</text:p>
          </table:table-cell>
          <table:table-cell office:value-type="string">
            <text:p>2022-01-22 08:42:02.797692</text:p>
          </table:table-cell>
          <table:table-cell office:value-type="string">
            <text:p>2022-01-22 08:42:57.654600</text:p>
          </table:table-cell>
          <table:table-cell office:value-type="float" office:value="20433">
            <text:p>20433</text:p>
          </table:table-cell>
          <table:table-cell office:value-type="float" office:value="4114">
            <text:p>4114</text:p>
          </table:table-cell>
          <table:table-cell office:value-type="string">
            <text:p>00:04:32</text:p>
          </table:table-cell>
          <table:table-cell office:value-type="string">
            <text:p>0:0:53</text:p>
          </table:table-cell>
          <table:table-cell office:value-type="string">
            <text:p>2022-01-22 08:46:40.221781</text:p>
          </table:table-cell>
          <table:table-cell office:value-type="string">
            <text:p>2022-01-22 08:51:12.713097</text:p>
          </table:table-cell>
          <table:table-cell office:value-type="float" office:value="20527.8">
            <text:p>20527.8</text:p>
          </table:table-cell>
          <table:table-cell office:value-type="float" office:value="4120">
            <text:p>4120</text:p>
          </table:table-cell>
          <table:table-cell office:value-type="string">
            <text:p>00:09:10</text:p>
          </table:table-cell>
          <table:table-cell office:value-type="string">
            <text:p>0:0:54</text:p>
          </table:table-cell>
          <table:table-cell office:value-type="string">
            <text:p>2022-01-22 08:54:22.216591</text:p>
          </table:table-cell>
          <table:table-cell office:value-type="string">
            <text:p>2022-01-22 09:03:32.056473</text:p>
          </table:table-cell>
          <table:table-cell office:value-type="float" office:value="20532.65">
            <text:p>20532.65</text:p>
          </table:table-cell>
          <table:table-cell office:value-type="float" office:value="4120">
            <text:p>4120</text:p>
          </table:table-cell>
          <table:table-cell office:value-type="string">
            <text:p>00:13:43</text:p>
          </table:table-cell>
          <table:table-cell office:value-type="string">
            <text:p>0:0:53</text:p>
          </table:table-cell>
          <table:table-cell office:value-type="string">
            <text:p>2022-01-22 09:07:43.522358</text:p>
          </table:table-cell>
          <table:table-cell office:value-type="string">
            <text:p>2022-01-22 09:21:26.507337</text:p>
          </table:table-cell>
          <table:table-cell office:value-type="float" office:value="20546.3">
            <text:p>20546.3</text:p>
          </table:table-cell>
          <table:table-cell office:value-type="float" office:value="4121">
            <text:p>4121</text:p>
          </table:table-cell>
          <table:table-cell office:value-type="string">
            <text:p>00:18:12</text:p>
          </table:table-cell>
          <table:table-cell office:value-type="string">
            <text:p>0:0:53</text:p>
          </table:table-cell>
          <table:table-cell office:value-type="string">
            <text:p>2022-01-22 09:25:19.611703</text:p>
          </table:table-cell>
          <table:table-cell office:value-type="string">
            <text:p>2022-01-22 09:43:31.708429</text:p>
          </table:table-cell>
          <table:table-cell office:value-type="float" office:value="20529.225">
            <text:p>20529.225</text:p>
          </table:table-cell>
          <table:table-cell office:value-type="float" office:value="4120">
            <text:p>4120</text:p>
          </table:table-cell>
          <table:table-cell office:value-type="string">
            <text:p>00:22:30</text:p>
          </table:table-cell>
          <table:table-cell office:value-type="string">
            <text:p>0:0:53</text:p>
          </table:table-cell>
          <table:table-cell office:value-type="string">
            <text:p>2022-01-22 09:48:24.496202</text:p>
          </table:table-cell>
          <table:table-cell office:value-type="string">
            <text:p>2022-01-22 10:10:54.684660</text:p>
          </table:table-cell>
          <table:table-cell office:value-type="float" office:value="20533.91">
            <text:p>20533.91</text:p>
          </table:table-cell>
          <table:table-cell office:value-type="float" office:value="4121">
            <text:p>41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01/22/2022</text:date>, <text:time>10:2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2T10:27:18</dc:date>
    <dc:creator>Leonardo Rebouças</dc:creator>
    <meta:document-statistic meta:table-count="1" meta:cell-count="518" meta:object-count="0"/>
    <meta:generator>OpenOffice/4.1.10$Unix OpenOffice.org_project/4110m2$Build-9807</meta:generator>
  </office:meta>
</office:document-meta>
</file>